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F98B49DC01889A249D.png" manifest:media-type="image/png"/>
  <manifest:file-entry manifest:full-path="Pictures/10000201000002DC000004203F1E1706FCBF4E9B.png" manifest:media-type="image/png"/>
  <manifest:file-entry manifest:full-path="Pictures/10000201000002DC000004201DDEC740B147E1A1.png" manifest:media-type="image/png"/>
  <manifest:file-entry manifest:full-path="Pictures/10000201000003480000024F9B7B7B8E1024AD70.png" manifest:media-type="image/png"/>
  <manifest:file-entry manifest:full-path="Pictures/10000201000003480000042095EF65EC7CB6BE77.png" manifest:media-type="image/png"/>
  <manifest:file-entry manifest:full-path="Pictures/1000020100000348000004206BAB54018119FD95.png" manifest:media-type="image/png"/>
  <manifest:file-entry manifest:full-path="Pictures/10000201000002DC00000420E1A1FBD3CB492996.png" manifest:media-type="image/png"/>
  <manifest:file-entry manifest:full-path="Pictures/100002010000034800000420E8347A98B84A7FA7.png" manifest:media-type="image/png"/>
  <manifest:file-entry manifest:full-path="Pictures/10000201000002DC000000EA160B61D265F18CFB.png" manifest:media-type="image/png"/>
  <manifest:file-entry manifest:full-path="Pictures/10000201000002DC000004203975B797DF9D07F9.png" manifest:media-type="image/png"/>
  <manifest:file-entry manifest:full-path="Pictures/10000201000002DC00000420B14813262C3F15EF.png" manifest:media-type="image/png"/>
  <manifest:file-entry manifest:full-path="Pictures/10000201000002DC00000420B8A7D3140630417E.png" manifest:media-type="image/png"/>
  <manifest:file-entry manifest:full-path="Pictures/10000201000002DC000001FAED51B749F5A0C0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e2" officeooo:paragraph-rsid="000801e2"/>
    </style:style>
    <style:style style:name="P2" style:family="paragraph" style:parent-style-name="Standard">
      <style:paragraph-properties fo:break-before="page"/>
      <style:text-properties officeooo:rsid="000801e2" officeooo:paragraph-rsid="000801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302in" svg:width="6.9252in" svg:height="8.7055in" draw:z-index="0"><draw:image xlink:href="Pictures/100002010000034800000420E8347A98B84A7FA7.png" xlink:type="simple" xlink:show="embed" xlink:actuate="onLoad"/></draw:frame>ROUTER 1:</text:p>
      <text:p text:style-name="P2"><draw:frame draw:style-name="fr2" draw:name="Image2" text:anchor-type="paragraph" svg:width="6.9252in" svg:height="8.7055in" draw:z-index="1"><draw:image xlink:href="Pictures/1000020100000348000004206BAB54018119FD95.png" xlink:type="simple" xlink:show="embed" xlink:actuate="onLoad"/></draw:frame></text:p>
      <text:p text:style-name="P2"><draw:frame draw:style-name="fr2" draw:name="Image3" text:anchor-type="paragraph" svg:width="6.9252in" svg:height="8.7055in" draw:z-index="2"><draw:image xlink:href="Pictures/10000201000003480000042095EF65EC7CB6BE77.png" xlink:type="simple" xlink:show="embed" xlink:actuate="onLoad"/></draw:frame></text:p>
      <text:p text:style-name="P2"><draw:frame draw:style-name="fr2" draw:name="Image4" text:anchor-type="paragraph" svg:width="6.9252in" svg:height="4.872in" draw:z-index="3"><draw:image xlink:href="Pictures/10000201000003480000024F9B7B7B8E1024AD70.png" xlink:type="simple" xlink:show="embed" xlink:actuate="onLoad"/></draw:frame></text:p>
      <text:p text:style-name="P1"/>
      <text:p text:style-name="P2"><draw:frame draw:style-name="fr1" draw:name="Image5" text:anchor-type="paragraph" svg:x="0.0311in" svg:y="0.2693in" svg:width="5.9264in" svg:height="9.1811in" draw:z-index="4"><draw:image xlink:href="Pictures/10000201000002DC00000420B14813262C3F15EF.png" xlink:type="simple" xlink:show="embed" xlink:actuate="onLoad"/></draw:frame>ROUTER 2: </text:p>
      <text:p text:style-name="P1"/>
      <text:p text:style-name="P2"><draw:frame draw:style-name="fr2" draw:name="Image6" text:anchor-type="paragraph" svg:width="6.9252in" svg:height="9.4047in" draw:z-index="5"><draw:image xlink:href="Pictures/10000201000002DC00000420E1A1FBD3CB492996.png" xlink:type="simple" xlink:show="embed" xlink:actuate="onLoad"/></draw:frame></text:p>
      <text:p text:style-name="P1"><draw:frame draw:style-name="fr2" draw:name="Image7" text:anchor-type="paragraph" svg:width="6.9252in" svg:height="2.2134in" draw:z-index="6"><draw:image xlink:href="Pictures/10000201000002DC000000EA160B61D265F18CFB.png" xlink:type="simple" xlink:show="embed" xlink:actuate="onLoad"/></draw:frame><text:soft-page-break/></text:p>
      <text:p text:style-name="P2">ROUTER 3: </text:p>
      <text:p text:style-name="P1"><draw:frame draw:style-name="fr2" draw:name="Image8" text:anchor-type="paragraph" svg:width="6.9252in" svg:height="9.3134in" draw:z-index="7"><draw:image xlink:href="Pictures/10000201000002DC000004203975B797DF9D07F9.png" xlink:type="simple" xlink:show="embed" xlink:actuate="onLoad"/></draw:frame><text:soft-page-break/></text:p>
      <text:p text:style-name="P1"><draw:frame draw:style-name="fr2" draw:name="Image9" text:anchor-type="paragraph" svg:width="6.9252in" svg:height="9.2409in" draw:z-index="8"><draw:image xlink:href="Pictures/10000201000002DC00000420B8A7D3140630417E.png" xlink:type="simple" xlink:show="embed" xlink:actuate="onLoad"/></draw:frame><text:soft-page-break/></text:p>
      <text:p text:style-name="P1"><draw:frame draw:style-name="fr2" draw:name="Image10" text:anchor-type="paragraph" svg:width="6.9252in" svg:height="4.7866in" draw:z-index="9"><draw:image xlink:href="Pictures/10000201000002DC000001FAED51B749F5A0C05E.png" xlink:type="simple" xlink:show="embed" xlink:actuate="onLoad"/></draw:frame><text:soft-page-break/></text:p>
      <text:p text:style-name="P2">ROUTER 4: </text:p>
      <text:p text:style-name="P1"><draw:frame draw:style-name="fr2" draw:name="Image11" text:anchor-type="paragraph" svg:width="6.9252in" svg:height="9.3575in" draw:z-index="10"><draw:image xlink:href="Pictures/10000201000002DC000004201DDEC740B147E1A1.png" xlink:type="simple" xlink:show="embed" xlink:actuate="onLoad"/></draw:frame><text:soft-page-break/></text:p>
      <text:p text:style-name="P1"><draw:frame draw:style-name="fr2" draw:name="Image12" text:anchor-type="paragraph" svg:width="6.9252in" svg:height="9.4102in" draw:z-index="11"><draw:image xlink:href="Pictures/10000201000002DC000004203F1E1706FCBF4E9B.png" xlink:type="simple" xlink:show="embed" xlink:actuate="onLoad"/></draw:frame><text:soft-page-break/></text:p>
      <text:p text:style-name="P1"><draw:frame draw:style-name="fr2" draw:name="Image13" text:anchor-type="paragraph" svg:width="6.9252in" svg:height="7.1992in" draw:z-index="12"><draw:image xlink:href="Pictures/10000201000002DC000002F98B49DC01889A24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0:04:02.339726186</meta:creation-date>
    <dc:date>2017-11-08T00:07:44.857146289</dc:date>
    <meta:editing-duration>PT3M42S</meta:editing-duration>
    <meta:editing-cycles>1</meta:editing-cycles>
    <meta:document-statistic meta:table-count="0" meta:image-count="13" meta:object-count="0" meta:page-count="15" meta:paragraph-count="4" meta:word-count="8" meta:character-count="39" meta:non-whitespace-character-count="32"/>
    <meta:generator>LibreOffice/5.1.6.2$Linux_X86_64 LibreOffice_project/10m0$Build-2</meta:generator>
  </office:meta>
</office:document-meta>
</file>